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weight="bold" officeooo:rsid="000a1889" officeooo:paragraph-rsid="000e2173" style:font-size-asian="15pt" style:font-weight-asian="bold" style:font-size-complex="15pt" style:font-weight-complex="bold"/>
    </style:style>
    <style:style style:name="P2" style:family="paragraph" style:parent-style-name="Text_20_body" style:list-style-name="L1">
      <style:paragraph-properties fo:padding="0.0193in" fo:border="0.06pt solid #e3e3e3"/>
      <style:text-properties officeooo:paragraph-rsid="000e2173"/>
    </style:style>
    <style:style style:name="P3" style:family="paragraph" style:parent-style-name="Text_20_body" style:list-style-name="L3">
      <style:paragraph-properties fo:margin-top="0in" fo:margin-bottom="0in" style:contextual-spacing="false" fo:padding="0.0193in" fo:border="0.06pt solid #e3e3e3"/>
      <style:text-properties officeooo:paragraph-rsid="000e2173"/>
    </style:style>
    <style:style style:name="P4" style:family="paragraph" style:parent-style-name="Text_20_body">
      <style:text-properties officeooo:paragraph-rsid="000e2173"/>
    </style:style>
    <style:style style:name="P5" style:family="paragraph" style:parent-style-name="Text_20_body">
      <style:paragraph-properties fo:padding="0.0193in" fo:border="0.06pt solid #e3e3e3"/>
      <style:text-properties officeooo:paragraph-rsid="000e2173"/>
    </style:style>
    <style:style style:name="T1" style:family="text">
      <style:text-properties fo:font-size="15pt" fo:font-weight="bold" officeooo:rsid="000a1889" style:font-size-asian="15pt" style:font-weight-asian="bold" style:font-size-complex="15pt" style:font-weight-complex="bold"/>
    </style:style>
    <style:style style:name="T2"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Neurology department:</text:span></text:p>
      <text:list xml:id="list1522118536" text:style-name="L1">
        <text:list-item>
          <text:p text:style-name="P2"><text:span text:style-name="Strong_20_Emphasis"><text:span text:style-name="T2">Specialization:</text:span></text:span> The department specializes in the diagnosis and treatment of conditions and diseases affecting the nervous system. This includes neurological problems that manifest as difficulties in daily activities such as speaking, walking, seeing, or even thinking. The department treats both adult and pediatric neurological conditions.</text:p>
        </text:list-item>
        <text:list-item>
          <text:p text:style-name="P2"><text:span text:style-name="Strong_20_Emphasis"><text:span text:style-name="T2">Medical Staff:</text:span></text:span> The department is led by Dr. Prayag Makwana, a Consultant Neurophysician, who is one of the top neurologists in Surat. The team consists of experienced and specialized doctors in the field of neurology.</text:p>
        </text:list-item>
        <text:list-item>
          <text:p text:style-name="P2"><text:span text:style-name="Strong_20_Emphasis"><text:span text:style-name="T2">Scope of Services:</text:span></text:span> The department works closely with other related departments to provide comprehensive care. They offer treatment for a wide range of neurological conditions and diseases, including but not limited to:</text:p>
        </text:list-item>
      </text:list>
      <text:list xml:id="list1525578536" text:style-name="L3">
        <text:list-item>
          <text:list>
            <text:list-item>
              <text:p text:style-name="P3">Stroke</text:p>
            </text:list-item>
            <text:list-item>
              <text:p text:style-name="P3">Epilepsy</text:p>
            </text:list-item>
            <text:list-item>
              <text:p text:style-name="P3">Parkinson's disease</text:p>
            </text:list-item>
            <text:list-item>
              <text:p text:style-name="P3">Multiple sclerosis</text:p>
            </text:list-item>
            <text:list-item>
              <text:p text:style-name="P3">Neuromuscular disorders</text:p>
            </text:list-item>
            <text:list-item>
              <text:p text:style-name="P3">Headaches and migraines</text:p>
            </text:list-item>
            <text:list-item>
              <text:p text:style-name="P3">Dementia and Alzheimer's disease</text:p>
            </text:list-item>
            <text:list-item>
              <text:p text:style-name="P3">Neurological infections</text:p>
            </text:list-item>
          </text:list>
        </text:list-item>
      </text:list>
      <text:p text:style-name="P5"/>
      <text:p text:style-name="P5">Velocity Hospital's Neurology department aims to provide high-quality care for patients with neurological disorders, offering expert diagnosis, treatment, and management under the guidance of experienced neurologis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0:23.412170950</meta:creation-date>
    <dc:date>2024-04-11T13:00:44.877235596</dc:date>
    <meta:editing-duration>PT23S</meta:editing-duration>
    <meta:editing-cycles>1</meta:editing-cycles>
    <meta:document-statistic meta:table-count="0" meta:image-count="0" meta:object-count="0" meta:page-count="1" meta:paragraph-count="13" meta:word-count="168" meta:character-count="1177" meta:non-whitespace-character-count="1033"/>
    <meta:generator>LibreOffice/7.3.7.2$Linux_X86_64 LibreOffice_project/30$Build-2</meta:generator>
  </office:meta>
</office:document-meta>
</file>